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text-properties style:font-name="Arial" fo:font-size="5pt"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0"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1"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2"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4"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5"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6"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7" style:family="paragraph" style:parent-style-name="Header">
      <style:paragraph-properties fo:line-height="150%" fo:text-align="center" style:justify-single-word="false">
        <style:tab-stops>
          <style:tab-stop style:position="9.001cm"/>
        </style:tab-stops>
      </style:paragraph-properties>
    </style:style>
    <style:style style:name="P28"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fo:language="en" fo:country="US" style:text-underline-style="solid" style:text-underline-width="auto" style:text-underline-color="font-color" style:font-name-asian="Arial" style:font-size-complex="10pt"/>
    </style:style>
    <style:style style:name="T4" style:family="text">
      <style:text-properties style:font-name="Arial" fo:font-size="10pt" fo:language="en" fo:country="US" style:font-size-asian="10pt" style:font-name-complex="Ari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en" fo:country="US" style:text-underline-style="solid" style:text-underline-width="auto" style:text-underline-color="font-color" style:font-size-asian="10pt" style:font-name-complex="Arial"/>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fo:font-weight="bold" style:font-size-asian="10pt" style:font-weight-asian="bold" style:font-name-complex="Arial" style:font-weight-complex="bold"/>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font-size="10pt" fo:language="ru" fo:country="RU" style:font-size-asian="10pt" style:font-name-complex="Arial" style:font-size-complex="10pt"/>
    </style:style>
    <style:style style:name="T13" style:family="text">
      <style:text-properties style:font-name="Arial" fo:language="en" fo:country="US" fo:font-weight="bold" style:font-weight-asian="bold" style:font-name-complex="Arial"/>
    </style:style>
    <style:style style:name="T14" style:family="text">
      <style:text-properties style:font-name="Arial" fo:language="en" fo:country="US" fo:font-weight="bold" style:font-weight-asian="bold" style:font-name-complex="Arial" style:font-weight-complex="bold"/>
    </style:style>
    <style:style style:name="T15" style:family="text">
      <style:text-properties style:font-name="Arial" fo:language="en" fo:country="US" style:font-name-complex="Arial"/>
    </style:style>
    <style:style style:name="T16" style:family="text">
      <style:text-properties style:font-name="Arial" fo:language="ru" fo:country="RU" fo:font-weight="bold" style:font-weight-asian="bold" style:font-name-complex="Arial"/>
    </style:style>
    <style:style style:name="T17" style:family="text">
      <style:text-properties fo:language="ru" fo:country="RU"/>
    </style:style>
    <style:style style:name="T18" style:family="text">
      <style:text-properties fo:language="ru" fo:country="RU" style:font-name-asian="Arial" style:font-size-complex="10pt"/>
    </style:style>
    <style:style style:name="T19"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0"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fo:font-weight="normal" style:font-weight-asian="normal"/>
    </style:style>
    <style:style style:name="T24" style:family="text">
      <style:text-properties style:text-position="sub 58%" fo:font-weight="normal" style:font-weight-asian="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Графический объект1" text:anchor-type="char" svg:x="-2.501cm" svg:y="-1cm" svg:width="20.5cm" svg:height="4.394cm" draw:z-index="1"><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0">Калибровочный сертификат</text:p>
      <text:p text:style-name="P13"/>
      <text:p text:style-name="P16"><text:span text:style-name="T9">Дата калибровки: </text:span><text:span text:style-name="T6">$date$</text:span></text:p>
      <text:p text:style-name="P4"/>
      <text:p text:style-name="Standard"><text:span text:style-name="T9">Тип: </text:span><text:span text:style-name="T11">БДКГ-0</text:span><text:span text:style-name="T8">2</text:span><text:span text:style-name="T11"> </text:span></text:p>
      <text:p text:style-name="P14"/>
      <text:p text:style-name="Standard"><text:span text:style-name="T9">з/н: </text:span><text:span text:style-name="T7">$bd_num$</text:span></text:p>
      <text:p text:style-name="P3"/>
      <text:p text:style-name="P5">Диапазон измерения мощности амбиентной дозы (МД):</text:p>
      <text:p text:style-name="P11">БДКГ-0<text:span text:style-name="T1">2</text:span>: 0.1 мкЗв/ч – 10 Зв/ч;</text:p>
      <text:p text:style-name="P11"/>
      <text:p text:style-name="P5">Относительная погрешность измерения:</text:p>
      <text:p text:style-name="P11">БДКГ-0<text:span text:style-name="T1">2</text:span>: ± <text:span text:style-name="T1">15</text:span> %</text:p>
      <text:p text:style-name="P3"/>
      <text:p text:style-name="P3">Условия эксплуатации:</text:p>
      <text:p text:style-name="P12"/>
      <text:p text:style-name="Standard"><text:span text:style-name="T9">Температура окружающего воздуха<text:tab/><text:tab/><text:tab/>+22°</text:span><text:span text:style-name="T4">C</text:span></text:p>
      <text:p text:style-name="Standard"><text:span text:style-name="T9">Атмосферное давление<text:tab/><text:tab/><text:tab/><text:tab/>99,1 </text:span><text:span text:style-name="T4">kPa</text:span></text:p>
      <text:p text:style-name="P3">Относительная влажность воздуха<text:tab/><text:tab/><text:tab/>73%</text:p>
      <text:p text:style-name="P3"/>
      <text:p text:style-name="P19"><text:span text:style-name="T2">Прибор калибруется на дозиметрической поверочной установке УДГ-130, з/н № 015, погрешность ± 4 % (сертификат о поверке </text:span><text:span text:style-name="T3">№210-1427/18 от 23.10.2018 г.</text:span><text:span text:style-name="T18">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text:span><text:span text:style-name="T3">№210-1426/18 от 22.10.2018 г.</text:span><text:span text:style-name="T2"> ФГУП «ВНИИМ им. Д.И.Менделеева», г. Санкт-Петербург, Россия ) </text:span><text:span text:style-name="T18">и </text:span><text:span text:style-name="T21">эталонны</text:span><text:span text:style-name="T22">м</text:span><text:span text:style-name="T21"> источник</text:span><text:span text:style-name="T22">ом</text:span><text:span text:style-name="T21"> гамма-излучения типа ОСГИ </text:span><text:span text:style-name="T19">137</text:span><text:span text:style-name="T20">Cs активностью $activity$ кБк зав. $source$.</text:span></text:p>
      <text:p text:style-name="P10"/>
      <text:p text:style-name="P10">Калибровочные данные</text:p>
      <text:p text:style-name="P15"/>
      <text:p text:style-name="P18"><text:span text:style-name="T16">БДКГ</text:span><text:span text:style-name="T13">-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text:span text:style-name="T17">Мощность дозы в контрольной точке</text:span><text:span text:style-name="T1">,</text:span></text:p>
            <text:p text:style-name="P22"><draw:frame draw:style-name="fr2" draw:name="Объект4" text:anchor-type="as-char" svg:y="-0.469cm" svg:width="1.58cm" svg:height="0.623cm" draw:z-index="2"><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3"><text:span text:style-name="T17">Показание прибора</text:span>,</text:p>
            <text:p text:style-name="P23"/>
            <text:p text:style-name="P22"><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7"><text:span text:style-name="T5">$k0$</text:span><text:span text:style-name="T10">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k1$</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7"><text:span text:style-name="T5">$k2$</text:span><text:span text:style-name="T10">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7"><text:span text:style-name="T5">$k3$</text:span><text:span text:style-name="T10">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7"><text:span text:style-name="T5">$k4$</text:span><text:span text:style-name="T10">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7"><text:span text:style-name="T5">$k5$</text:span><text:span text:style-name="T10">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7"><text:span text:style-name="T5">$k6$</text:span><text:span text:style-name="T10">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7"><text:span text:style-name="T5">$k7$</text:span><text:span text:style-name="T10"> Зв/ч</text:span></text:p>
          </table:table-cell>
        </table:table-row>
      </table:table>
      <text:p text:style-name="P2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Заводской номер БД</text:p>
          </table:table-cell>
          <table:table-cell table:style-name="Таблица3.A1" office:value-type="string">
            <text:p text:style-name="P24"><text:span text:style-name="T23">Градуировочное значение Н</text:span><text:span text:style-name="T24">г</text:span><text:span text:style-name="T23">, нЗв/ч</text:span></text:p>
          </table:table-cell>
          <table:table-cell table:style-name="Таблица3.C1" office:value-type="string">
            <text:p text:style-name="P20"><text:span text:style-name="T23">Активность эталонного источника А</text:span><text:span text:style-name="T24">0</text:span><text:span text:style-name="T23">, кБк</text:span></text:p>
          </table:table-cell>
        </table:table-row>
        <table:table-row table:style-name="Таблица3.2">
          <table:table-cell table:style-name="Таблица3.A2" office:value-type="string">
            <text:p text:style-name="P9">$bd_num$</text:p>
          </table:table-cell>
          <table:table-cell table:style-name="Таблица3.A2" office:value-type="string">
            <text:p text:style-name="P9">$grad$</text:p>
          </table:table-cell>
          <table:table-cell table:style-name="Таблица3.C2" office:value-type="string">
            <text:p text:style-name="P26"><text:span text:style-name="T15"><text:s text:c="6"/></text:span><text:span text:style-name="T14">$activity$</text:span></text:p>
          </table:table-cell>
        </table:table-row>
      </table:table>
      <text:p text:style-name="P25"/>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9">Технический контроль: <text:s text:c="17"/></text:span><text:span text:style-name="T9">Н</text:span><text:span text:style-name="T9">. </text:span><text:span text:style-name="T9">Курбатова</text:span><text:span text:style-name="T9">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9-04-19T16:38:21.49</dc:date>
    <meta:editing-cycles>32</meta:editing-cycles>
    <meta:editing-duration>PT1H12M43S</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53"/>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